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354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column table:style-name="co4" table:number-columns-repeated="2" table:default-cell-style-name="ce1"/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11" calcext:value-type="float">
            <text:p>211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table:style-name="ce1"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table:style-name="ce1"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float" office:value="227" calcext:value-type="float">
            <text:p>227</text:p>
          </table:table-cell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table:style-name="ce1"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table:style-name="ce1"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style-name="ce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2:06:22.815801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8T22:07:51.879370367</dc:date>
    <meta:editing-duration>PT12M8S</meta:editing-duration>
    <meta:editing-cycles>3</meta:editing-cycles>
    <meta:generator>LibreOffice/7.2.6.2$Linux_X86_64 LibreOffice_project/20$Build-2</meta:generator>
    <meta:document-statistic meta:table-count="1" meta:cell-count="256" meta:object-count="0"/>
  </office:meta>
</office:document-meta>
</file>